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3927094212446317"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4344086107152837131"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507278727838142722"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16"><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text:soft-page-break/>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text:soft-page-break/>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1658683400665122032"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text:soft-page-break/>– Разве что одну серебряную монету. В десять бит.</text:p>
      <text:p text:style-name="P39"><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text:soft-page-break/>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text:soft-page-break/>–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text:soft-page-break/>–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p>
      <text:p text:style-name="P35"/>
      <text:p text:style-name="P36"><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text:soft-page-break/>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text:soft-page-break/>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
      <text:h text:style-name="P108" text:outline-level="2"><text:soft-page-break/><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играть не с кем.</text:p>
      <text:p text:style-name="P34"><text:soft-page-break/>–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Индиго открыла коробочку. Внутри на подстилке из тырсы лежала крохотная модель кареты в <text:soft-page-break/>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4"><text:soft-page-break/>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text:soft-page-break/>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text:soft-page-break/>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text:soft-page-break/>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text:soft-page-break/>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text:soft-page-break/>– Но ты ведёшь себя как чужой. Как будто мы незнакомы! Ещё чуть-чуть, и станешь называть меня на «Вы» и «Ваше Высочество».</text:p>
      <text:p text:style-name="P34">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 Ты не ошиблась? Нет тут никакого города.</text:p>
      <text:p text:style-name="P34">– Сейчас нет. Раньше был. – еле слышно прошептала аликорница.</text:p>
      <text:p text:style-name="P34"><text:soft-page-break/>– Чего ты так волнуешься? Может, на более подробной карте есть? Я бы на точность глобуса не слишком полагался.</text:p>
      <text:p text:style-name="P3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text:soft-page-break/>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text:soft-page-break/>неудивительно, учитывая их возраст.</text:p>
      <text:p text:style-name="P3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text:span><text:soft-page-break/><text:span text:style-name="T1">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text:soft-page-break/>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text:soft-page-break/>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text:soft-page-break/>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text:soft-page-break/>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text:soft-page-break/>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text:soft-page-break/>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text:soft-page-break/>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text:soft-page-break/>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text:span><text:soft-page-break/><text:span text:style-name="T3">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1"><text:soft-page-break/><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text:span><text:span text:style-name="T5">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как гостю города, сделаю скидку, сахарок. Забирай за шестьдесят.</text:p>
      <text:p text:style-name="P31">&lt;<text:span text:style-name="T12">Макс расскажет о скидке Рэрити, чем немало её удивит: скидка огромная</text:span>&gt;</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31"><text:soft-page-break/>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3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Высочества? – это слово Рэрити произнесла с придыханием, закатив глаза. – В общем, меня интересует всё! Ты должен быть в курсе, я уверена!</text:p>
      <text:p text:style-name="P31">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3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p>
      <text:p text:style-name="P31"><text:soft-page-break/></text:p>
      <text:p text:style-name="P31"/>
      <text:p text:style-name="P31"/>
      <text:p text:style-name="P9"><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31"/>
      <text:p text:style-name="P9"><text:span text:style-name="T29">&lt;</text:span><text:span text:style-name="T17">Макс помогает починить Эпплджек повозку.</text:span><text:span text:style-name="T29">&gt;</text:span></text:p>
      <text:p text:style-name="P9"/>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text:soft-page-break/>связано с тобой и твоими друзьями?</text:p>
      <text:p text:style-name="P43"><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oft-page-break/><text:span text:style-name="T5">–</text:span> Нет, она мне ничего не говорила. Но, видишь ли, ваше королевство и вы сами описаны в моём мире 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text:soft-page-break/>вам помочь. Если, конечно, я вообще знаю.</text:p>
      <text:p text:style-name="P43">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text:soft-page-break/></text:p>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text:soft-page-break/>&lt;<text:span text:style-name="T12">Мощная статура, множество коротких косичек соломенных волос, торчащих в разные стороны из-</text:span><text:span text:style-name="T12">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oft-page-break/><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text:soft-page-break/>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text:soft-page-break/>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text:soft-page-break/>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text:soft-page-break/>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text:soft-page-break/>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text:soft-page-break/>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oft-page-break/><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text:soft-page-break/>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oft-page-break/><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text:soft-page-break/>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oft-page-break/><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text:soft-page-break/>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oft-page-break/><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oft-page-break/><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text:soft-page-break/>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text:soft-page-break/>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oft-page-break/><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text:soft-page-break/></text:p>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text:soft-page-break/>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oft-page-break/><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oft-page-break/><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text:soft-page-break/>–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text:soft-page-break/>–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text:soft-page-break/>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text:soft-page-break/>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oft-page-break/><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4238886016892976878" text:style-name="L5">
        <text:list-header>
          <text:p text:style-name="P11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43761585" text:continue-numbering="true" text:style-name="L5">
        <text:list-header>
          <text:p text:style-name="P118">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71699" text:continue-numbering="true" text:style-name="L5">
        <text:list-header>
          <text:p text:style-name="P118"><text:soft-page-break/>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74944"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3928274806905126077"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6992630130253794158"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text:soft-page-break/>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text:soft-page-break/>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text:soft-page-break/>–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text:soft-page-break/>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text:soft-page-break/>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text:soft-page-break/>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0">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text:soft-page-break/>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5815253270003371317" text:style-name="L8">
        <text:list-header>
          <text:p text:style-name="P120">(<text:span text:style-name="T19">Луна — как повелительница снов, слышала разговор Макса с Анакорном</text:span>)</text:p>
          <text:p text:style-name="P121"/>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10T23:59:36.10</dc:date>
    <meta:editing-duration>P63DT8H11M13S</meta:editing-duration>
    <meta:editing-cycles>2926</meta:editing-cycles>
    <meta:generator>OpenOffice/4.1.1$Win32 OpenOffice.org_project/411m6$Build-9775</meta:generator>
    <dc:creator>макс </dc:creator>
    <meta:document-statistic meta:table-count="0" meta:image-count="0" meta:object-count="0" meta:page-count="136" meta:paragraph-count="2816" meta:word-count="65774" meta:character-count="417746"/>
  </office:meta>
</office:document-meta>
</file>